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P3" style:family="paragraph" style:parent-style-name="Standard">
      <style:text-properties officeooo:rsid="001a3264" officeooo:paragraph-rsid="001a3264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paragraph-rsid="001a326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a326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fo:font-weight="bold" officeooo:rsid="001a3264" officeooo:paragraph-rsid="001a3264" style:font-size-asian="66pt" style:font-weight-asian="bold" style:font-size-complex="66pt" style:font-weight-complex="bold"/>
    </style:style>
    <style:style style:name="P7" style:family="paragraph" style:parent-style-name="Standard" style:master-page-name="First_20_Page">
      <style:paragraph-properties style:page-number="auto"/>
      <style:text-properties fo:font-size="16pt" fo:font-weight="bold" officeooo:rsid="001a3264" officeooo:paragraph-rsid="001a3264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fo:font-weight="bold" officeooo:rsid="001a3264" officeooo:paragraph-rsid="001a326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3264" officeooo:paragraph-rsid="001a3264" style:font-size-asian="10.5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text-align="start" style:justify-single-word="false" style:page-number="1" fo:break-before="page"/>
      <style:text-properties fo:font-size="12pt" fo:font-weight="bold" officeooo:rsid="001a3264" officeooo:paragraph-rsid="001a326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3264" officeooo:paragraph-rsid="001a3264" style:font-weight-asian="normal" style:font-weight-complex="normal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a3264" style:font-size-asian="10.5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8.7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OSE MARÍA FERNÁNDEZ MOLINA</text:p>
      <text:p text:style-name="P8">ACCESO A DATOS</text:p>
      <text:p text:style-name="P8">2º D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ÁCTICA 1</text:p>
      <text:p text:style-name="P10">Realiza un programa Java que:</text:p>
      <text:list text:style-name="L1">
        <text:list-item>
          <text:p text:style-name="P4"><text:span text:style-name="T2">Muestre los ficheros de un directorio. Primero con list y luego con listfile (indica por pantalla cuándo es cada caso, es decir que se vea “Mostrando ficheros con list:” y luego “Mostrando ficheros con listfile:”).</text:span></text:p>
        </text:list-item>
        <text:list-item>
          <text:p text:style-name="P4"><text:span text:style-name="T2">El nombre del directorio se pasará desde la línea de comandos al ejecutarlo.</text:span></text:p>
        </text:list-item>
        <text:list-item>
          <text:p text:style-name="P4"><text:span text:style-name="T2">Si el directorio no existe mostrará un mensaje por pantalla indicándolo.</text:span></text:p>
        </text:list-item>
      </text:list>
      <text:p text:style-name="P5"><text:span text:style-name="T2"/></text:p>
      <text:p text:style-name="P11"><text:span text:style-name="T1">Se deja el código en GitHub para poder visualizarlo mejor:</text:span></text:p>
      <text:p text:style-name="P11"><text:a xlink:type="simple" xlink:href="https://github.com/X3M4/acceso_a_datos_p1-5/blob/main/practica_1/src/main/java/tema1/p1/Main.java" text:style-name="Internet_20_link" text:visited-style-name="Visited_20_Internet_20_Link"><text:span text:style-name="T1">https://github.com/X3M4/acceso_a_datos_p1-5/blob/main/practica_1/src/main/java/tema1/p1/Main.java</text:span></text:a></text:p>
      <text:p text:style-name="P11"><draw:frame text:anchor-type="paragraph" draw:z-index="0" draw:name="Marco de texto 1" draw:style-name="gr1" draw:text-style-name="P12" svg:width="17.216cm" svg:height="19.882cm" svg:x="0.109cm" svg:y="0.455cm"><draw:text-box><text:p><text:span text:style-name="T3">package tema1.p1;</text:span></text:p><text:p><text:span text:style-name="T3"/></text:p><text:p><text:span text:style-name="T3">import java.io.File;</text:span></text:p><text:p><text:span text:style-name="T3">import java.util.Scanner;</text:span></text:p><text:p><text:span text:style-name="T3"/></text:p><text:p><text:span text:style-name="T3">public class Main {</text:span></text:p><text:p><text:span text:style-name="T3"><text:s text:c="4"/></text:span><text:span text:style-name="T3">public static void main(String[] args) {</text:span></text:p><text:p><text:span text:style-name="T3"><text:s text:c="8"/></text:span><text:span text:style-name="T3">// CREACIÓN DE OBJETOS Y VARIABLES NECESARIOS</text:span></text:p><text:p><text:span text:style-name="T3"><text:s text:c="8"/></text:span><text:span text:style-name="T3">String directorio;</text:span></text:p><text:p><text:span text:style-name="T3"><text:s text:c="8"/></text:span><text:span text:style-name="T3">File archivo;</text:span></text:p><text:p><text:span text:style-name="T3"><text:s text:c="8"/></text:span><text:span text:style-name="T3">String[] f_lista;</text:span></text:p><text:p><text:span text:style-name="T3"><text:s text:c="8"/></text:span><text:span text:style-name="T3">File[] fl_lista;</text:span></text:p><text:p><text:span text:style-name="T3"><text:s text:c="8"/></text:span><text:span text:style-name="T3">Scanner sc = new Scanner(System.in);</text:span></text:p><text:p><text:span text:style-name="T3"/></text:p><text:p><text:span text:style-name="T3"><text:s text:c="8"/></text:span><text:span text:style-name="T3">// INICIO DE LA INTERACCIÓN CON EL USUARIO</text:span></text:p><text:p><text:span text:style-name="T3"><text:s text:c="8"/></text:span><text:span text:style-name="T3">System.out.println("Escribe la ruta al directorio");</text:span></text:p><text:p><text:span text:style-name="T3"><text:s text:c="8"/></text:span><text:span text:style-name="T3">directorio = sc.nextLine();</text:span></text:p><text:p><text:span text:style-name="T3"><text:s text:c="8"/></text:span><text:span text:style-name="T3">archivo = new File(directorio);</text:span></text:p><text:p><text:span text:style-name="T3"><text:s text:c="8"/></text:span><text:span text:style-name="T3">f_lista = archivo.list();</text:span></text:p><text:p><text:span text:style-name="T3"><text:s text:c="8"/></text:span><text:span text:style-name="T3">fl_lista = archivo.listFiles();</text:span></text:p><text:p><text:span text:style-name="T3"/></text:p><text:p><text:span text:style-name="T3"><text:s text:c="8"/></text:span><text:span text:style-name="T3">// LLAMADA A LA FUNCIÓN listDir y listFileDir</text:span></text:p><text:p><text:span text:style-name="T3"><text:s text:c="8"/></text:span><text:span text:style-name="T3">if (archivo.exists()) {</text:span></text:p><text:p><text:span text:style-name="T3"><text:s text:c="12"/></text:span><text:span text:style-name="T3">listDir(f_lista);</text:span></text:p><text:p><text:span text:style-name="T3"><text:s text:c="12"/></text:span><text:span text:style-name="T3">listFileDir(fl_lista);</text:span></text:p><text:p><text:span text:style-name="T3"><text:s text:c="12"/></text:span><text:span text:style-name="T3">sc.close();</text:span></text:p><text:p><text:span text:style-name="T3"><text:s text:c="8"/></text:span><text:span text:style-name="T3">}else{</text:span></text:p><text:p><text:span text:style-name="T3"><text:s text:c="12"/></text:span><text:span text:style-name="T3">System.out.println("El directorio no existe");</text:span></text:p><text:p><text:span text:style-name="T3"><text:s text:c="8"/></text:span><text:span text:style-name="T3">}</text:span></text:p><text:p><text:span text:style-name="T3"/></text:p><text:p><text:span text:style-name="T3"><text:s text:c="4"/></text:span><text:span text:style-name="T3">}</text:span></text:p><text:p><text:span text:style-name="T3"/></text:p><text:p><text:span text:style-name="T3"><text:s text:c="4"/></text:span><text:span text:style-name="T3">// FUNCION listDir IMPRIME EL CONTENIDO EL CONTENIDO DEL DIRECTORIO CON list</text:span></text:p><text:p><text:span text:style-name="T3"><text:s text:c="4"/></text:span><text:span text:style-name="T3">public static void listDir(String[] lista) {</text:span></text:p><text:p><text:span text:style-name="T3"><text:s text:c="8"/></text:span><text:span text:style-name="T3">System.out.println("\n MOSTRANDO CONTENIDO DEL DIRECTORIO CON list()");</text:span></text:p><text:p><text:span text:style-name="T3"><text:s text:c="8"/></text:span><text:span text:style-name="T3">for (int i = 0; i &lt; lista.length; i++) {</text:span></text:p><text:p><text:span text:style-name="T3"><text:s text:c="12"/></text:span><text:span text:style-name="T3">System.out.println(lista[i]);</text:span></text:p><text:p><text:span text:style-name="T3"><text:s text:c="8"/></text:span><text:span text:style-name="T3">}</text:span></text:p><text:p><text:span text:style-name="T3"><text:s text:c="4"/></text:span><text:span text:style-name="T3">}</text:span></text:p><text:p><text:span text:style-name="T3"/></text:p><text:p><text:span text:style-name="T3"><text:s text:c="4"/></text:span><text:span text:style-name="T3">// FUNCION listDir IMPRIME EL CONTENIDO EL CONTENIDO DEL DIRECTORIO CON</text:span></text:p><text:p><text:span text:style-name="T3"><text:s text:c="4"/></text:span><text:span text:style-name="T3">// listFile()</text:span></text:p><text:p><text:span text:style-name="T3"><text:s text:c="4"/></text:span><text:span text:style-name="T3">public static void listFileDir(File[] lista) {</text:span></text:p><text:p><text:span text:style-name="T3"><text:s text:c="8"/></text:span><text:span text:style-name="T3">System.out.println("\nMOSTRANDO CONTENIDO DEL DIRECTORIO CON listFiles()");</text:span></text:p><text:p><text:span text:style-name="T3"><text:s text:c="8"/></text:span><text:span text:style-name="T3">for (File f : lista) {</text:span></text:p><text:p><text:span text:style-name="T3"><text:s text:c="12"/></text:span><text:span text:style-name="T3">System.out.println(f.getName());</text:span></text:p><text:p><text:span text:style-name="T3"><text:s text:c="8"/></text:span><text:span text:style-name="T3">}</text:span></text:p><text:p><text:span text:style-name="T3"><text:s text:c="4"/></text:span><text:span text:style-name="T3">}</text:span></text:p><text:p><text:span text:style-name="T3">}</text:span></text:p></draw:text-box></draw:frame><text:span text:style-name="T1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ceso a Datos<text:tab/><text:tab/>Práctica 1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8:19:50.346338458</meta:creation-date>
    <dc:date>2023-09-23T08:43:48.537081299</dc:date>
    <meta:editing-duration>PT23M58S</meta:editing-duration>
    <meta:editing-cycles>1</meta:editing-cycles>
    <meta:document-statistic meta:table-count="0" meta:image-count="0" meta:object-count="0" meta:page-count="3" meta:paragraph-count="13" meta:word-count="100" meta:character-count="659" meta:non-whitespace-character-count="573"/>
    <meta:generator>LibreOffice/7.4.7.2$Linux_X86_64 LibreOffice_project/40$Build-2</meta:generator>
  </office:meta>
</office:document-meta>
</file>